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enlo" svg:font-family="Menlo, Monaco, 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.529cm" fo:margin-bottom="0.265cm" style:contextual-spacing="false" fo:line-height="115%" fo:orphans="2" fo:widows="2" fo:text-indent="0cm" style:auto-text-indent="false"/>
      <style:text-properties fo:font-variant="normal" fo:text-transform="none" fo:color="#355269" loext:opacity="100%" style:font-name="Arial" fo:font-size="14pt" fo:letter-spacing="normal" fo:font-style="normal" fo:font-weight="normal" style:font-size-asian="14pt" style:font-size-complex="14pt"/>
    </style:style>
    <style:style style:name="P2" style:family="paragraph" style:parent-style-name="Heading_20_3">
      <style:paragraph-properties fo:margin-left="0cm" fo:margin-right="0cm" fo:margin-top="0.529cm" fo:margin-bottom="0.265cm" style:contextual-spacing="false" fo:line-height="115%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265cm" style:contextual-spacing="false" fo:line-height="115%" fo:orphans="2" fo:widows="2" fo:text-indent="0cm" style:auto-text-indent="false"/>
      <style:text-properties officeooo:paragraph-rsid="000a37c8"/>
    </style:style>
    <style:style style:name="P4" style:family="paragraph" style:parent-style-name="Text_20_body">
      <style:paragraph-properties fo:margin-left="0cm" fo:margin-right="0cm" fo:margin-top="0cm" fo:margin-bottom="0.265cm" style:contextual-spacing="false" fo:line-height="115%" fo:orphans="2" fo:widows="2" fo:text-indent="0cm" style:auto-text-indent="false"/>
      <style:text-properties officeooo:paragraph-rsid="000d459f"/>
    </style:style>
    <style:style style:name="P5" style:family="paragraph" style:parent-style-name="Standard">
      <style:paragraph-properties fo:line-height="115%" fo:text-align="center" style:justify-single-word="false"/>
      <style:text-properties fo:color="#355269" loext:opacity="100%" style:font-name="Arial" fo:font-size="18pt" officeooo:rsid="0008eb1b" officeooo:paragraph-rsid="0008eb1b" style:font-size-asian="18pt" style:font-size-complex="18pt"/>
    </style:style>
    <style:style style:name="P6" style:family="paragraph" style:parent-style-name="Standard">
      <style:paragraph-properties fo:line-height="115%" fo:text-align="start" style:justify-single-word="false"/>
      <style:text-properties fo:color="#355269" loext:opacity="100%" style:font-name="Arial" fo:font-size="14pt" fo:language="ru" fo:country="RU" officeooo:rsid="000d459f" officeooo:paragraph-rsid="000d459f" style:font-size-asian="14pt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color="#355269" loext:opacity="100%" style:font-name="Arial" fo:font-size="14pt" fo:language="en" fo:country="US" officeooo:rsid="000e199e" officeooo:paragraph-rsid="000e199e" style:font-size-asian="14pt" style:font-size-complex="14pt"/>
    </style:style>
    <style:style style:name="P8" style:family="paragraph" style:parent-style-name="Text_20_body">
      <style:paragraph-properties fo:margin-top="0cm" fo:margin-bottom="0cm" style:contextual-spacing="false" fo:line-height="115%" fo:orphans="2" fo:widows="2"/>
      <style:text-properties fo:font-variant="normal" fo:text-transform="none" fo:color="#355269" loext:opacity="100%" style:font-name="Arial" fo:font-size="14pt" fo:letter-spacing="normal" fo:font-style="normal" fo:font-weight="normal" style:font-size-asian="14pt" style:font-size-complex="14pt"/>
    </style:style>
    <style:style style:name="P9" style:family="paragraph" style:parent-style-name="Text_20_body">
      <style:paragraph-properties fo:margin-top="0cm" fo:margin-bottom="0.265cm" style:contextual-spacing="false" fo:line-height="115%" fo:orphans="2" fo:widows="2"/>
      <style:text-properties fo:font-variant="normal" fo:text-transform="none" fo:color="#355269" loext:opacity="100%" style:font-name="Arial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style:paragraph-properties fo:margin-top="0cm" fo:margin-bottom="0.265cm" style:contextual-spacing="false" fo:line-height="115%" fo:orphans="2" fo:widows="2"/>
    </style:style>
    <style:style style:name="P11" style:family="paragraph" style:parent-style-name="Text_20_body">
      <style:paragraph-properties fo:margin-top="0cm" fo:margin-bottom="0.265cm" style:contextual-spacing="false" fo:line-height="115%" fo:orphans="2" fo:widows="2"/>
      <style:text-properties officeooo:paragraph-rsid="000a37c8"/>
    </style:style>
    <style:style style:name="P12" style:family="paragraph" style:parent-style-name="Text_20_body">
      <style:paragraph-properties fo:margin-top="0cm" fo:margin-bottom="0.265cm" style:contextual-spacing="false" fo:line-height="115%" fo:orphans="2" fo:widows="2"/>
      <style:text-properties officeooo:paragraph-rsid="000c3699"/>
    </style:style>
    <style:style style:name="P13" style:family="paragraph" style:parent-style-name="Heading_20_3">
      <style:paragraph-properties fo:line-height="115%" fo:text-align="start" style:justify-single-word="false"/>
      <style:text-properties fo:font-variant="normal" fo:text-transform="none" fo:color="#355269" loext:opacity="100%" style:font-name="Arial" fo:font-size="14pt" fo:letter-spacing="normal" fo:language="en" fo:country="US" fo:font-style="normal" fo:font-weight="normal" officeooo:rsid="0008eb1b" officeooo:paragraph-rsid="0008eb1b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.265cm" style:contextual-spacing="false" fo:line-height="115%" fo:orphans="2" fo:widows="2" fo:text-indent="0cm" style:auto-text-indent="false"/>
      <style:text-properties fo:font-variant="normal" fo:text-transform="none" fo:color="#355269" loext:opacity="100%" style:font-name="Arial" fo:font-size="14pt" fo:letter-spacing="normal" fo:font-style="normal" fo:font-weight="normal" officeooo:paragraph-rsid="0008eb1b" style:font-size-asian="14pt" style:font-size-complex="14pt"/>
    </style:style>
    <style:style style:name="P15" style:family="paragraph" style:parent-style-name="Standard">
      <style:paragraph-properties fo:line-height="115%" fo:text-align="start" style:justify-single-word="false"/>
      <style:text-properties fo:color="#355269" loext:opacity="100%" style:font-name="Arial" fo:font-size="14pt" fo:language="en" fo:country="US" officeooo:rsid="0008eb1b" officeooo:paragraph-rsid="0008eb1b" style:font-size-asian="14pt" style:font-size-complex="14pt"/>
    </style:style>
    <style:style style:name="P16" style:family="paragraph" style:parent-style-name="Standard">
      <style:paragraph-properties fo:line-height="115%" fo:text-align="center" style:justify-single-word="false"/>
      <style:text-properties fo:color="#355269" loext:opacity="100%" style:font-name="Arial" fo:font-size="14pt" fo:language="ru" fo:country="RU" officeooo:rsid="000fb6cb" officeooo:paragraph-rsid="000fb6cb" style:font-size-asian="14pt" style:font-size-complex="14pt"/>
    </style:style>
    <style:style style:name="P17" style:family="paragraph" style:parent-style-name="Standard">
      <style:paragraph-properties fo:line-height="115%" fo:text-align="start" style:justify-single-word="false"/>
      <style:text-properties fo:color="#355269" loext:opacity="100%" style:font-name="Arial" fo:font-size="14pt" fo:language="ru" fo:country="RU" officeooo:rsid="000fb6cb" officeooo:paragraph-rsid="000fb6cb" style:font-size-asian="14pt" style:font-size-complex="14pt"/>
    </style:style>
    <style:style style:name="T1" style:family="text">
      <style:text-properties officeooo:rsid="0008eb1b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333333" loext:opacity="100%" style:font-name="Menlo" fo:font-size="9.75pt" fo:letter-spacing="normal" fo:language="ru" fo:country="RU" fo:font-style="normal" fo:font-weight="normal" officeooo:rsid="0008eb1b" fo:background-color="transparent" loext:char-shading-value="0" style:font-size-asian="14pt" style:font-size-complex="14pt" loext:padding="0cm" loext:border="none"/>
    </style:style>
    <style:style style:name="T4" style:family="text">
      <style:text-properties fo:font-variant="normal" fo:text-transform="none" fo:color="#355269" loext:opacity="100%" style:font-name="Arial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355269" loext:opacity="100%" style:font-name="Arial" fo:font-size="14pt" fo:letter-spacing="normal" fo:font-style="normal" fo:font-weight="normal" officeooo:rsid="0008eb1b" style:font-size-asian="14pt" style:font-size-complex="14pt"/>
    </style:style>
    <style:style style:name="T6" style:family="text">
      <style:text-properties fo:font-variant="normal" fo:text-transform="none" fo:color="#355269" loext:opacity="100%" style:font-name="Arial" fo:font-size="14pt" fo:letter-spacing="normal" fo:font-style="normal" fo:font-weight="normal" fo:background-color="#f9f2f4" loext:char-shading-value="0" style:font-size-asian="14pt" style:font-size-complex="14pt" loext:padding="0cm" loext:border="none"/>
    </style:style>
    <style:style style:name="T7" style:family="text">
      <style:text-properties fo:font-variant="normal" fo:text-transform="none" fo:color="#355269" loext:opacity="100%" style:font-name="Arial" fo:font-size="14pt" fo:letter-spacing="normal" fo:font-style="normal" fo:font-weight="normal" officeooo:rsid="0008eb1b" fo:background-color="#f9f2f4" loext:char-shading-value="0" style:font-size-asian="14pt" style:font-size-complex="14pt" loext:padding="0cm" loext:border="none"/>
    </style:style>
    <style:style style:name="T8" style:family="text">
      <style:text-properties fo:font-variant="normal" fo:text-transform="none" fo:color="#355269" loext:opacity="100%" style:font-name="Arial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355269" loext:opacity="100%" style:font-name="Arial" fo:font-size="14pt" fo:letter-spacing="normal" fo:language="en" fo:country="US" fo:font-style="normal" fo:font-weight="normal" officeooo:rsid="0008eb1b" style:font-size-asian="14pt" style:font-size-complex="14pt"/>
    </style:style>
    <style:style style:name="T10" style:family="text">
      <style:text-properties officeooo:rsid="000a37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Урок 3: <text:span text:style-name="T2">HTTP</text:span></text:p>
      <text:h text:style-name="P13" text:outline-level="3">1. Создать файл test.txt в корневом каталоге сервера. Получить этот файл через браузер.</text:h>
      <text:h text:style-name="P1" text:outline-level="3">Установить в терминале программу curl, получить тот же файл с помощью этой программы.</text:h>
      <text:h text:style-name="P1" text:outline-level="3">Установить telnet или netcat, получить тот же файл с помощью одной из этих программ.</text:h>
      <text:h text:style-name="P1" text:outline-level="3">2. Создать на сервере файл sensitive_info.txt. Добавить базовую HTTP авторизацию для этого файла.</text:h>
      <text:h text:style-name="P1" text:outline-level="3">Получить этот файл через браузер.</text:h>
      <text:h text:style-name="P1" text:outline-level="3">Получить тот же файл с помощью curl и telnet или netcat.</text:h>
      <text:h text:style-name="P2" text:outline-level="3"><text:span text:style-name="T4">3. Открыть инструменты разработчика, вкладку Сеть (Network). Зайти на сайт </text:span><text:a xlink:type="simple" xlink:href="https://geekbrains.ru/" office:target-frame-name="_blank" xlink:show="new" text:style-name="Internet_20_link" text:visited-style-name="Visited_20_Internet_20_Link"><text:span text:style-name="T8">https://geekbrains.ru</text:span></text:a><text:span text:style-name="T4">. Проанализировать куки каждого запроса за HTML и картинками. Какие запросы уходят с куками, а какие без кук? Почему в каждом из случаев происходит именно такое поведение?</text:span></text:h>
      <text:h text:style-name="P1" text:outline-level="3">4. <text:span text:style-name="T1">(</text:span>*<text:span text:style-name="T1">)</text:span> Для выполнения этого задания вам потребуется:</text:h>
      <text:p text:style-name="P3"><text:span text:style-name="T4">1) Настроить домены </text:span><text:span text:style-name="Source_20_Text"><text:span text:style-name="T6">attacker.com</text:span></text:span><text:span text:style-name="T4">, </text:span><text:span text:style-name="Source_20_Text"><text:span text:style-name="T6">sub.attacker.com</text:span></text:span><text:span text:style-name="T4">, </text:span><text:span text:style-name="Source_20_Text"><text:span text:style-name="T6">sub.sub.attacker.com</text:span></text:span><text:span text:style-name="T4">,  </text:span><text:span text:style-name="Source_20_Text"><text:span text:style-name="T6">victim.com</text:span></text:span><text:span text:style-name="T4">. Каждый из этих доменов должен указывать на </text:span><text:span text:style-name="Source_20_Text"><text:span text:style-name="T6">127.0.0.1</text:span></text:span><text:span text:style-name="T4"><text:line-break/> 2) Настроить установку кук для доменов. Добавьте следюущий конфигурационный файл nginx (изменив root сервера на свой):</text:span></text:p>
      <text:p text:style-name="P4"><text:span text:style-name="T9">[</text:span><text:span text:style-name="Source_20_Text"><text:span text:style-name="T3">nginx/sites-available/cookie-research.conf</text:span></text:span><text:span text:style-name="T9">]</text:span></text:p>
      <text:p text:style-name="P14">Проведите исследование механизма проставления кук, для этого попробуйте установить следующие куки:</text:p>
      <text:p text:style-name="P10"><text:span text:style-name="T5"><text:tab/>1. </text:span><text:span text:style-name="T4">С домена </text:span><text:span text:style-name="Source_20_Text"><text:span text:style-name="T6">attacker.com</text:span></text:span><text:span text:style-name="T4"> на домен </text:span><text:span text:style-name="Source_20_Text"><text:span text:style-name="T6">sub.attacker.com</text:span></text:span></text:p>
      <text:p text:style-name="P11"><text:span text:style-name="T5"><text:tab/>2. </text:span><text:span text:style-name="T4">С домена </text:span><text:span text:style-name="Source_20_Text"><text:span text:style-name="T6">attacker.com</text:span></text:span><text:span text:style-name="T4"> на домен </text:span><text:span text:style-name="Source_20_Text"><text:span text:style-name="T6">victim.com</text:span></text:span></text:p>
      <text:p text:style-name="P12"><text:span text:style-name="Source_20_Text"><text:span text:style-name="T7"><text:tab/></text:span></text:span><text:span text:style-name="T5">3. </text:span><text:span text:style-name="T4">С домена </text:span><text:span text:style-name="Source_20_Text"><text:span text:style-name="T6">sub.attacker.com</text:span></text:span><text:span text:style-name="T4"> на домен </text:span><text:span text:style-name="Source_20_Text"><text:span text:style-name="T6">attacker.com</text:span></text:span></text:p>
      <text:p text:style-name="P12"><text:soft-page-break/><text:span text:style-name="Source_20_Text"><text:span text:style-name="T7"><text:tab/></text:span></text:span><text:span text:style-name="T5">4. </text:span><text:span text:style-name="T4">С домена </text:span><text:span text:style-name="Source_20_Text"><text:span text:style-name="T6">sub.sub.attacker.com</text:span></text:span><text:span text:style-name="T4"> на домен </text:span><text:span text:style-name="Source_20_Text"><text:span text:style-name="T6">attacker.com</text:span></text:span></text:p>
      <text:h text:style-name="P1" text:outline-level="3">По каждому пункту ответьте на вопросы:</text:h>
      <text:p text:style-name="P9"><text:span text:style-name="T10"><text:tab/>1. </text:span>Куда установились куки?</text:p>
      <text:p text:style-name="P8"><text:span text:style-name="T10"><text:tab/>2. </text:span>Если не установились, то почему?</text:p>
      <text:h text:style-name="P1" text:outline-level="3">Обобщите полученные знания и напишите вывод в формате: "Домен может проставлять куки для себя, для ... и ..., но не может проставлять куки для ..., ... и ...".</text:h>
      <text:h text:style-name="P1" text:outline-level="3">5. (*) Сгенерировать самоподписанный сертификат и разместить его на своем сервере.</text:h>
      <text:p text:style-name="P15"/>
      <text:p text:style-name="P16">1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enlo" svg:font-family="Menlo, Monaco, 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6T21:41:49.028000000</meta:creation-date>
    <dc:date>2021-08-07T11:37:07.007000000</dc:date>
    <meta:editing-duration>PT3H9M49S</meta:editing-duration>
    <meta:editing-cycles>6</meta:editing-cycles>
    <meta:generator>LibreOffice/7.1.5.2$Windows_X86_64 LibreOffice_project/85f04e9f809797b8199d13c421bd8a2b025d52b5</meta:generator>
    <meta:document-statistic meta:table-count="0" meta:image-count="0" meta:object-count="0" meta:page-count="3" meta:paragraph-count="22" meta:word-count="244" meta:character-count="1720" meta:non-whitespace-character-count="1490"/>
  </office:meta>
</office:document-meta>
</file>